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2654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288" calcext:value-type="float">
            <text:p>17.288</text:p>
          </table:table-cell>
          <table:table-cell office:value-type="float" office:value="699760" calcext:value-type="float">
            <text:p>699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6% 70% 6% 5% 5% 33%</text:p>
          </table:table-cell>
          <table:table-cell office:value-type="float" office:value="17.089" calcext:value-type="float">
            <text:p>17.08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479" calcext:value-type="float">
            <text:p>17.479</text:p>
          </table:table-cell>
          <table:table-cell office:value-type="float" office:value="715864" calcext:value-type="float">
            <text:p>715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% 55% 5% 6% 6% 48% 5%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6.987" calcext:value-type="float">
            <text:p>16.987</text:p>
          </table:table-cell>
          <table:table-cell office:value-type="float" office:value="715436" calcext:value-type="float">
            <text:p>71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9% 2% 3% 2% 41% 2%</text:p>
          </table:table-cell>
          <table:table-cell office:value-type="float" office:value="16.528" calcext:value-type="float">
            <text:p>16.52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74" calcext:value-type="float">
            <text:p>17.074</text:p>
          </table:table-cell>
          <table:table-cell office:value-type="float" office:value="716948" calcext:value-type="float">
            <text:p>716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6% 2% 2% 2% 24% 1%</text:p>
          </table:table-cell>
          <table:table-cell office:value-type="float" office:value="16.615" calcext:value-type="float">
            <text:p>16.615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35" calcext:value-type="float">
            <text:p>17.035</text:p>
          </table:table-cell>
          <table:table-cell office:value-type="float" office:value="716040" calcext:value-type="float">
            <text:p>716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26% 2% 2% 2% 74% 1%</text:p>
          </table:table-cell>
          <table:table-cell office:value-type="float" office:value="16.576" calcext:value-type="float">
            <text:p>16.576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87" calcext:value-type="float">
            <text:p>17.087</text:p>
          </table:table-cell>
          <table:table-cell office:value-type="float" office:value="715992" calcext:value-type="float">
            <text:p>71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48% 1% 1% 2% 52% 1%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13" calcext:value-type="float">
            <text:p>17.113</text:p>
          </table:table-cell>
          <table:table-cell office:value-type="float" office:value="716432" calcext:value-type="float">
            <text:p>71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2% 34% 2% 2% 2% 67%</text:p>
          </table:table-cell>
          <table:table-cell office:value-type="float" office:value="16.659" calcext:value-type="float">
            <text:p>16.65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39" calcext:value-type="float">
            <text:p>17.139</text:p>
          </table:table-cell>
          <table:table-cell office:value-type="float" office:value="716824" calcext:value-type="float">
            <text:p>71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2% 91% 1% 2% 2% 9%</text:p>
          </table:table-cell>
          <table:table-cell office:value-type="float" office:value="16.679" calcext:value-type="float">
            <text:p>16.67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64" calcext:value-type="float">
            <text:p>17.064</text:p>
          </table:table-cell>
          <table:table-cell office:value-type="float" office:value="715636" calcext:value-type="float">
            <text:p>71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1% 2% 2% 2% 19%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05" calcext:value-type="float">
            <text:p>17.105</text:p>
          </table:table-cell>
          <table:table-cell office:value-type="float" office:value="715528" calcext:value-type="float">
            <text:p>715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51% 1% 2% 1% 49% 2%</text:p>
          </table:table-cell>
          <table:table-cell office:value-type="float" office:value="16.652" calcext:value-type="float">
            <text:p>16.6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724" calcext:value-type="float">
            <text:p>968.724</text:p>
          </table:table-cell>
          <table:table-cell office:value-type="float" office:value="1341804" calcext:value-type="float">
            <text:p>134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5% 0% 0% 0% 45% 0%</text:p>
          </table:table-cell>
          <table:table-cell office:value-type="float" office:value="969.038" calcext:value-type="float">
            <text:p>969.03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4.824" calcext:value-type="float">
            <text:p>964.824</text:p>
          </table:table-cell>
          <table:table-cell office:value-type="float" office:value="1341820" calcext:value-type="float">
            <text:p>134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9% 0% 0% 0% 51% 0%</text:p>
          </table:table-cell>
          <table:table-cell office:value-type="float" office:value="965.136" calcext:value-type="float">
            <text:p>965.13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386" calcext:value-type="float">
            <text:p>968.386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968.724" calcext:value-type="float">
            <text:p>968.72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25" calcext:value-type="float">
            <text:p>966.025</text:p>
          </table:table-cell>
          <table:table-cell office:value-type="float" office:value="1341972" calcext:value-type="float">
            <text:p>13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% 44% 0% 0% 0% 54%</text:p>
          </table:table-cell>
          <table:table-cell office:value-type="float" office:value="966.308" calcext:value-type="float">
            <text:p>966.30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952" calcext:value-type="float">
            <text:p>968.952</text:p>
          </table:table-cell>
          <table:table-cell office:value-type="float" office:value="1341816" calcext:value-type="float">
            <text:p>134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6% 0% 0% 0% 54%</text:p>
          </table:table-cell>
          <table:table-cell office:value-type="float" office:value="969.243" calcext:value-type="float">
            <text:p>969.24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75.594" calcext:value-type="float">
            <text:p>975.594</text:p>
          </table:table-cell>
          <table:table-cell office:value-type="float" office:value="1341940" calcext:value-type="float">
            <text:p>1341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9% 0% 0% 0% 61%</text:p>
          </table:table-cell>
          <table:table-cell office:value-type="float" office:value="975.944" calcext:value-type="float">
            <text:p>975.94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37" calcext:value-type="float">
            <text:p>966.037</text:p>
          </table:table-cell>
          <table:table-cell office:value-type="float" office:value="1341864" calcext:value-type="float">
            <text:p>134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5% 0% 0% 0% 55%</text:p>
          </table:table-cell>
          <table:table-cell office:value-type="float" office:value="966.332" calcext:value-type="float">
            <text:p>966.33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2.887" calcext:value-type="float">
            <text:p>962.887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7.274" calcext:value-type="float">
            <text:p>967.274</text:p>
          </table:table-cell>
          <table:table-cell office:value-type="float" office:value="1341844" calcext:value-type="float">
            <text:p>134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967.616" calcext:value-type="float">
            <text:p>967.61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89.513" calcext:value-type="float">
            <text:p>989.513</text:p>
          </table:table-cell>
          <table:table-cell office:value-type="float" office:value="1341960" calcext:value-type="float">
            <text:p>134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19% 40% 3% 3% 10% 39%</text:p>
          </table:table-cell>
          <table:table-cell office:value-type="float" office:value="990.183" calcext:value-type="float">
            <text:p>990.18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8" calcext:value-type="float">
            <text:p>15.808</text:p>
          </table:table-cell>
          <table:table-cell office:value-type="float" office:value="669612" calcext:value-type="float">
            <text:p>669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47% 2% 2% 2% 54% 2%</text:p>
          </table:table-cell>
          <table:table-cell office:value-type="float" office:value="15.354" calcext:value-type="float">
            <text:p>15.35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2" calcext:value-type="float">
            <text:p>15.72</text:p>
          </table:table-cell>
          <table:table-cell office:value-type="float" office:value="668984" calcext:value-type="float">
            <text:p>66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3% 2% 2% 2% 8% 2% 2%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922" calcext:value-type="float">
            <text:p>15.922</text:p>
          </table:table-cell>
          <table:table-cell office:value-type="float" office:value="635648" calcext:value-type="float">
            <text:p>63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9% 2% 1% 2% 1% 1% 2%</text:p>
          </table:table-cell>
          <table:table-cell office:value-type="float" office:value="15.462" calcext:value-type="float">
            <text:p>15.4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4" calcext:value-type="float">
            <text:p>15.804</text:p>
          </table:table-cell>
          <table:table-cell office:value-type="float" office:value="673268" calcext:value-type="float">
            <text:p>67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46% 2% 1% 2% 55% 1%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5" calcext:value-type="float">
            <text:p>15.805</text:p>
          </table:table-cell>
          <table:table-cell office:value-type="float" office:value="669192" calcext:value-type="float">
            <text:p>6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1% 2% 2% 20% 1% 1% 2%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6" calcext:value-type="float">
            <text:p>15.76</text:p>
          </table:table-cell>
          <table:table-cell office:value-type="float" office:value="669256" calcext:value-type="float">
            <text:p>66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1% 1% 2% 7% 1% 1% 1%</text:p>
          </table:table-cell>
          <table:table-cell office:value-type="float" office:value="15.301" calcext:value-type="float">
            <text:p>15.30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2" calcext:value-type="float">
            <text:p>15.82</text:p>
          </table:table-cell>
          <table:table-cell office:value-type="float" office:value="666860" calcext:value-type="float">
            <text:p>666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39% 1% 2% 1% 61% 1%</text:p>
          </table:table-cell>
          <table:table-cell office:value-type="float" office:value="15.361" calcext:value-type="float">
            <text:p>15.36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2" calcext:value-type="float">
            <text:p>15.802</text:p>
          </table:table-cell>
          <table:table-cell office:value-type="float" office:value="668968" calcext:value-type="float">
            <text:p>668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% 60% 1% 1% 1% 41%</text:p>
          </table:table-cell>
          <table:table-cell office:value-type="float" office:value="15.348" calcext:value-type="float">
            <text:p>15.34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12" calcext:value-type="float">
            <text:p>15.812</text:p>
          </table:table-cell>
          <table:table-cell office:value-type="float" office:value="671176" calcext:value-type="float">
            <text:p>67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% 2% 2% 2% 11% 2% 2% 2%</text:p>
          </table:table-cell>
          <table:table-cell office:value-type="float" office:value="15.352" calcext:value-type="float">
            <text:p>15.3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653" calcext:value-type="float">
            <text:p>15.653</text:p>
          </table:table-cell>
          <table:table-cell office:value-type="float" office:value="672588" calcext:value-type="float">
            <text:p>67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% 1% 2% 5% 1% 2% 1%</text:p>
          </table:table-cell>
          <table:table-cell office:value-type="float" office:value="15.194" calcext:value-type="float">
            <text:p>15.19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22" calcext:value-type="float">
            <text:p>3.322</text:p>
          </table:table-cell>
          <table:table-cell office:value-type="float" office:value="228564" calcext:value-type="float">
            <text:p>22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92% 4% 3% 3% 10% 4%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4108" calcext:value-type="float">
            <text:p>234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52% 2% 3% 3% 51%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9" calcext:value-type="float">
            <text:p>3.269</text:p>
          </table:table-cell>
          <table:table-cell office:value-type="float" office:value="231860" calcext:value-type="float">
            <text:p>231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3% 3% 4% 4% 3% 3%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1916" calcext:value-type="float">
            <text:p>231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0% 3% 3% 4% 72% 3% 4%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8" calcext:value-type="float">
            <text:p>3.338</text:p>
          </table:table-cell>
          <table:table-cell office:value-type="float" office:value="230376" calcext:value-type="float">
            <text:p>23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4% 3% 5% 99% 5% 4%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55" calcext:value-type="float">
            <text:p>3.255</text:p>
          </table:table-cell>
          <table:table-cell office:value-type="float" office:value="229528" calcext:value-type="float">
            <text:p>229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00% 3% 3% 3% 3% 4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2" calcext:value-type="float">
            <text:p>3.262</text:p>
          </table:table-cell>
          <table:table-cell office:value-type="float" office:value="233168" calcext:value-type="float">
            <text:p>23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3% 3% 3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3" calcext:value-type="float">
            <text:p>3.263</text:p>
          </table:table-cell>
          <table:table-cell office:value-type="float" office:value="233832" calcext:value-type="float">
            <text:p>233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4% 3% 4% 2% 4% 3%</text:p>
          </table:table-cell>
          <table:table-cell office:value-type="float" office:value="2.799" calcext:value-type="float">
            <text:p>2.79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96" calcext:value-type="float">
            <text:p>3.296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3% 4% 2% 3%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77" calcext:value-type="float">
            <text:p>3.277</text:p>
          </table:table-cell>
          <table:table-cell office:value-type="float" office:value="233212" calcext:value-type="float">
            <text:p>2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9% 4% 3% 3% 14% 3%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2" calcext:value-type="float">
            <text:p>8.712</text:p>
          </table:table-cell>
          <table:table-cell office:value-type="float" office:value="9812" calcext:value-type="float">
            <text:p>9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68% 0% 0% 0% 32% 1% 0%</text:p>
          </table:table-cell>
          <table:table-cell office:value-type="float" office:value="8.714" calcext:value-type="float">
            <text:p>8.71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3" calcext:value-type="float">
            <text:p>8.55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0% 92% 0% 0% 0% 8%</text:p>
          </table:table-cell>
          <table:table-cell office:value-type="float" office:value="8.555" calcext:value-type="float">
            <text:p>8.55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13" calcext:value-type="float">
            <text:p>8.713</text:p>
          </table:table-cell>
          <table:table-cell office:value-type="float" office:value="9904" calcext:value-type="float">
            <text:p>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% 1% 0% 6% 1% 1% 0%</text:p>
          </table:table-cell>
          <table:table-cell office:value-type="float" office:value="8.715" calcext:value-type="float">
            <text:p>8.71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695" calcext:value-type="float">
            <text:p>8.695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1% 0% 1% 1% 0%</text:p>
          </table:table-cell>
          <table:table-cell office:value-type="float" office:value="8.697" calcext:value-type="float">
            <text:p>8.69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85" calcext:value-type="float">
            <text:p>8.585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8.586" calcext:value-type="float">
            <text:p>8.58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1% 0% 0% 1% 1% 0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54" calcext:value-type="float">
            <text:p>8.554</text:p>
          </table:table-cell>
          <table:table-cell office:value-type="float" office:value="9764" calcext:value-type="float">
            <text:p>9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0% 24% 0% 1% 0% 76%</text:p>
          </table:table-cell>
          <table:table-cell office:value-type="float" office:value="8.556" calcext:value-type="float">
            <text:p>8.55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793" calcext:value-type="float">
            <text:p>8.793</text:p>
          </table:table-cell>
          <table:table-cell office:value-type="float" office:value="9876" calcext:value-type="float">
            <text:p>9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1% 1% 1% 4% 1% 0% 0%</text:p>
          </table:table-cell>
          <table:table-cell office:value-type="float" office:value="8.795" calcext:value-type="float">
            <text:p>8.795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5" calcext:value-type="float">
            <text:p>8.565</text:p>
          </table:table-cell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0% 0% 1% 1%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567" calcext:value-type="float">
            <text:p>8.567</text:p>
          </table:table-cell>
          <table:table-cell office:value-type="float" office:value="9836" calcext:value-type="float">
            <text:p>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0% 1% 1% 0% 1%</text:p>
          </table:table-cell>
          <table:table-cell office:value-type="float" office:value="8.569" calcext:value-type="float">
            <text:p>8.56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75" calcext:value-type="float">
            <text:p>4.875</text:p>
          </table:table-cell>
          <table:table-cell office:value-type="float" office:value="308116" calcext:value-type="float">
            <text:p>30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61% 3% 3% 2% 42%</text:p>
          </table:table-cell>
          <table:table-cell office:value-type="float" office:value="4.411" calcext:value-type="float">
            <text:p>4.411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53" calcext:value-type="float">
            <text:p>4.653</text:p>
          </table:table-cell>
          <table:table-cell office:value-type="float" office:value="291776" calcext:value-type="float">
            <text:p>29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2% 2% 3% 99% 3%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1" calcext:value-type="float">
            <text:p>4.61</text:p>
          </table:table-cell>
          <table:table-cell office:value-type="float" office:value="287524" calcext:value-type="float">
            <text:p>287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2% 3% 2% 2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4" calcext:value-type="float">
            <text:p>4.594</text:p>
          </table:table-cell>
          <table:table-cell office:value-type="float" office:value="288640" calcext:value-type="float">
            <text:p>288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00% 2% 3% 2% 1% 2%</text:p>
          </table:table-cell>
          <table:table-cell office:value-type="float" office:value="4.133" calcext:value-type="float">
            <text:p>4.13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93" calcext:value-type="float">
            <text:p>4.893</text:p>
          </table:table-cell>
          <table:table-cell office:value-type="float" office:value="306928" calcext:value-type="float">
            <text:p>30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100% 2% 3% 2% 2% 2%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26" calcext:value-type="float">
            <text:p>4.826</text:p>
          </table:table-cell>
          <table:table-cell office:value-type="float" office:value="298964" calcext:value-type="float">
            <text:p>298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100% 2%</text:p>
          </table:table-cell>
          <table:table-cell office:value-type="float" office:value="4.363" calcext:value-type="float">
            <text:p>4.36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905" calcext:value-type="float">
            <text:p>4.905</text:p>
          </table:table-cell>
          <table:table-cell office:value-type="float" office:value="309552" calcext:value-type="float">
            <text:p>309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56% 3% 3% 3% 46% 3%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06" calcext:value-type="float">
            <text:p>4.606</text:p>
          </table:table-cell>
          <table:table-cell office:value-type="float" office:value="277888" calcext:value-type="float">
            <text:p>27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83% 3% 4% 4% 19% 3%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92" calcext:value-type="float">
            <text:p>4.592</text:p>
          </table:table-cell>
          <table:table-cell office:value-type="float" office:value="289596" calcext:value-type="float">
            <text:p>28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66% 3% 2% 3% 36% 2%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648" calcext:value-type="float">
            <text:p>4.648</text:p>
          </table:table-cell>
          <table:table-cell office:value-type="float" office:value="272556" calcext:value-type="float">
            <text:p>272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5% 4% 4% 11% 5% 74% 5%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inary_trees_classes_oop</text:p>
          </table:table-cell>
          <table:table-cell table:formula="of:=AVERAGE([.J2:.J11])" office:value-type="float" office:value="16.7118" calcext:value-type="float">
            <text:p>16.7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py)</text:p>
          </table:table-cell>
          <table:table-cell table:formula="of:=AVERAGE([.J12:.J21])" office:value-type="float" office:value="970.1704" calcext:value-type="float">
            <text:p>970.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jl)</text:p>
          </table:table-cell>
          <table:table-cell table:formula="of:=AVERAGE([.J22:.J31])" office:value-type="float" office:value="15.3331" calcext:value-type="float">
            <text:p>15.333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delbrot_classes (jl)</text:p>
          </table:table-cell>
          <table:table-cell table:formula="of:=AVERAGE([.J32:.J41])" office:value-type="float" office:value="2.8248" calcext:value-type="float">
            <text:p>2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 (py)</text:p>
          </table:table-cell>
          <table:table-cell table:formula="of:=AVERAGE([.J42:.J51])" office:value-type="float" office:value="8.6309" calcext:value-type="float">
            <text:p>8.6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_oop</text:p>
          </table:table-cell>
          <table:table-cell table:formula="of:=AVERAGE([.J52:.J61])" office:value-type="float" office:value="4.258" calcext:value-type="float">
            <text:p>4.25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1:14:58.861837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9T11:20:08.677860091</dc:date>
    <meta:editing-duration>PT1H10M36S</meta:editing-duration>
    <meta:editing-cycles>3</meta:editing-cycles>
    <meta:generator>LibreOffice/6.4.7.2$Linux_X86_64 LibreOffice_project/40$Build-2</meta:generator>
    <meta:document-statistic meta:table-count="1" meta:cell-count="622" meta:object-count="0"/>
  </office:meta>
</office:document-meta>
</file>